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01cce" officeooo:paragraph-rsid="00101cce"/>
    </style:style>
    <style:style style:name="P2" style:family="paragraph" style:parent-style-name="Standard">
      <style:text-properties style:font-name="Comic Sans MS" officeooo:rsid="00109671" officeooo:paragraph-rsid="00109671"/>
    </style:style>
    <style:style style:name="P3" style:family="paragraph" style:parent-style-name="Standard">
      <style:text-properties style:font-name="Comic Sans MS" fo:font-size="9pt" officeooo:rsid="00101cce" officeooo:paragraph-rsid="00101cce" style:font-size-asian="9pt" style:font-size-complex="9pt"/>
    </style:style>
    <style:style style:name="P4" style:family="paragraph" style:parent-style-name="Standard">
      <style:text-properties fo:color="#3faf46" loext:opacity="100%" style:font-name="Comic Sans MS" fo:font-size="16pt" fo:font-weight="bold" officeooo:rsid="00109671" officeooo:paragraph-rsid="00109671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ff3838" loext:opacity="100%" style:font-name="Comic Sans MS" fo:font-size="14pt" fo:font-weight="bold" officeooo:rsid="00101cce" officeooo:paragraph-rsid="00101cce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ff860d" loext:opacity="100%" style:font-name="Comic Sans MS" fo:font-size="14pt" fo:font-weight="bold" officeooo:rsid="00109671" officeooo:paragraph-rsid="00109671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mic Sans MS" fo:font-size="10pt" officeooo:rsid="00109671" officeooo:paragraph-rsid="00109671" style:font-size-asian="10pt" style:font-size-complex="10pt"/>
    </style:style>
    <style:style style:name="P8" style:family="paragraph" style:parent-style-name="Standard">
      <style:text-properties style:font-name="Comic Sans MS" officeooo:rsid="00163753" officeooo:paragraph-rsid="00163753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a:</text:p>
      <text:p text:style-name="P1"><text:a xlink:type="simple" xlink:href="https://www.integrate.io/blog/structured-vs-unstructured-data-key-differences/" text:style-name="Internet_20_link" text:visited-style-name="Visited_20_Internet_20_Link"><text:span text:style-name="T1">https://www.integrate.io/blog/structured-vs-unstructured-data-key-differences/</text:span></text:a></text:p>
      <text:p text:style-name="P1"><text:a xlink:type="simple" xlink:href="https://aws.amazon.com/compare/the-difference-between-structured-data-and-unstructured-data/" text:style-name="Internet_20_link" text:visited-style-name="Visited_20_Internet_20_Link"><text:span text:style-name="T1">https://aws.amazon.com/compare/the-difference-between-structured-data-and-unstructured-data/</text:span></text:a></text:p>
      <text:p text:style-name="P1"><text:a xlink:type="simple" xlink:href="https://aws.amazon.com/what-is/data-visualization/" text:style-name="Internet_20_link" text:visited-style-name="Visited_20_Internet_20_Link"><text:span text:style-name="T1">https://aws.amazon.com/what-is/data-visualization/</text:span></text:a></text:p>
      <text:p text:style-name="P3"/>
      <text:p text:style-name="P4">MSSQL Server:</text:p>
      <text:p text:style-name="P2"/>
      <text:p text:style-name="P6">TVF:</text:p>
      <text:p text:style-name="P2"><text:span text:style-name="T1">1. </text:span><text:a xlink:type="simple" xlink:href="https://www.brentozar.com/blitzcache/tvf-join/" text:style-name="Internet_20_link" text:visited-style-name="Visited_20_Internet_20_Link"><text:span text:style-name="T1">https://www.brentozar.com/blitzcache/tvf-join/</text:span></text:a></text:p>
      <text:p text:style-name="P2"><text:span text:style-name="T1">2. </text:span><text:a xlink:type="simple" xlink:href="https://www.geeksforgeeks.org/multi-statement-table-valued-function-in-sql-server/" text:style-name="Internet_20_link" text:visited-style-name="Visited_20_Internet_20_Link"><text:span text:style-name="T1">https://www.geeksforgeeks.org/multi-statement-table-valued-function-in-sql-server/</text:span></text:a></text:p>
      <text:p text:style-name="P7">3.</text:p>
      <text:p text:style-name="P7"/>
      <text:p text:style-name="P7"/>
      <text:p text:style-name="P7"/>
      <text:p text:style-name="P8">Day 1 : <text:a xlink:type="simple" xlink:href="https://drive.google.com/drive/folders/1h1aRKKnMHCe30pn5WeuzI8eqipKBb0EF" text:style-name="Internet_20_link" text:visited-style-name="Visited_20_Internet_20_Link">https://drive.google.com/drive/folders/1h1aRKKnMHCe30pn5WeuzI8eqipKBb0EF</text:a></text:p>
      <text:p text:style-name="P8">Day2:</text:p>
      <text:p text:style-name="P8"><text:a xlink:type="simple" xlink:href="https://drive.google.com/drive/folders/1mH3-A6TT4Wo_oFPwocBO8pzZNvrt51HW" text:style-name="Internet_20_link" text:visited-style-name="Visited_20_Internet_20_Link">https://drive.google.com/drive/folders/1mH3-A6TT4Wo_oFPwocBO8pzZNvrt51HW</text:a></text:p>
      <text:p text:style-name="P8"/>
      <text:p text:style-name="P8">Day3:</text:p>
      <text:p text:style-name="P8"><text:a xlink:type="simple" xlink:href="https://drive.google.com/drive/folders/1DzhBulajA1YpqiqHYZ5bIHNQlojdnRvL" text:style-name="Internet_20_link" text:visited-style-name="Visited_20_Internet_20_Link">https://drive.google.com/drive/folders/1DzhBulajA1YpqiqHYZ5bIHNQlojdnRvL</text:a></text:p>
      <text:p text:style-name="P8"/>
      <text:p text:style-name="P8">Day4:</text:p>
      <text:p text:style-name="P8"><text:a xlink:type="simple" xlink:href="https://drive.google.com/drive/folders/1oLLc8F2JmNVwQyHppOEd6TU5NptnFMtV" text:style-name="Internet_20_link" text:visited-style-name="Visited_20_Internet_20_Link">https://drive.google.com/drive/folders/1oLLc8F2JmNVwQyHppOEd6TU5NptnFMtV</text:a></text:p>
      <text:p text:style-name="P8"/>
      <text:p text:style-name="P8">Day5:</text:p>
      <text:p text:style-name="P8"><text:a xlink:type="simple" xlink:href="https://drive.google.com/drive/folders/12hL2eqS7wVNZWIM84Cce-wmon7RRjej7" text:style-name="Internet_20_link" text:visited-style-name="Visited_20_Internet_20_Link">https://drive.google.com/drive/folders/12hL2eqS7wVNZWIM84Cce-wmon7RRjej7</text:a></text:p>
      <text:p text:style-name="P8"/>
      <text:p text:style-name="P8">Day6:</text:p>
      <text:p text:style-name="P8"><text:a xlink:type="simple" xlink:href="https://drive.google.com/drive/folders/1PwjQPCf-Yt4TJvJxv_QUz050gBmRqz83" text:style-name="Internet_20_link" text:visited-style-name="Visited_20_Internet_20_Link">https://drive.google.com/drive/folders/1PwjQPCf-Yt4TJvJxv_QUz050gBmRqz83</text:a>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08:57:24.911000000</meta:creation-date>
    <dc:date>2024-01-28T21:46:55.602000000</dc:date>
    <meta:editing-duration>PT8H40M10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0" meta:word-count="26" meta:character-count="843" meta:non-whitespace-character-count="837"/>
  </office:meta>
</office:document-meta>
</file>